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esses mails parents </text:p>
      <text:p text:style-name="Standard"/>
      <text:p text:style-name="Standard"><text:a xlink:type="simple" xlink:href="mailto:cece58250@hotmail.fr" text:style-name="Internet_20_link" text:visited-style-name="Visited_20_Internet_20_Link">cece58250@hotmail.fr</text:a> <text:s text:c="30"/>Maëlys</text:p>
      <text:p text:style-name="P1"><text:a xlink:type="simple" xlink:href="mailto:bricodepot58250@outlook.fr" text:style-name="Internet_20_link" text:visited-style-name="Visited_20_Internet_20_Link">bricodepot58250@outlook.fr</text:a>  <text:s text:c="18"/>?</text:p>
      <text:p text:style-name="Standard"><text:a xlink:type="simple" xlink:href="mailto:lydiecarteron@orange.fr" text:style-name="Internet_20_link" text:visited-style-name="Visited_20_Internet_20_Link">lydiecarteron@orange.fr</text:a> <text:s text:c="28"/>Maëlle</text:p>
      <text:p text:style-name="P1"><text:a xlink:type="simple" xlink:href="mailto:carolerv@hotmail.fr" text:style-name="Internet_20_link" text:visited-style-name="Visited_20_Internet_20_Link">carolerv@hotmail.fr</text:a> <text:s text:c="32"/>Lucas</text:p>
      <text:p text:style-name="P1"><text:a xlink:type="simple" xlink:href="mailto:regis0107@hotmail.fr" text:style-name="Internet_20_link" text:visited-style-name="Visited_20_Internet_20_Link">regis0107@hotmail.fr</text:a>  <text:s text:c="33"/>?</text:p>
      <text:p text:style-name="P1"><text:a xlink:type="simple" xlink:href="mailto:anthondu58@hotmail.fr" text:style-name="Internet_20_link" text:visited-style-name="Visited_20_Internet_20_Link">anthondu58@hotmail.fr</text:a>  <text:s text:c="30"/>?</text:p>
      <text:p text:style-name="Standard"><text:a xlink:type="simple" xlink:href="mailto:berthelotsebastien2701@gmail.com" text:style-name="Internet_20_link" text:visited-style-name="Visited_20_Internet_20_Link">berthelotsebastien2701@gmail.com</text:a> <text:s text:c="14"/>Raphaël</text:p>
      <text:p text:style-name="Standard"><text:a xlink:type="simple" xlink:href="mailto:maudeponpon@yahoo.fr" text:style-name="Internet_20_link" text:visited-style-name="Visited_20_Internet_20_Link">maudeponpon@yahoo.fr</text:a> <text:s text:c="34"/>Raphael</text:p>
      <text:p text:style-name="Standard"><text:a xlink:type="simple" xlink:href="mailto:julie.ily.thi@gmail.com" text:style-name="Internet_20_link" text:visited-style-name="Visited_20_Internet_20_Link">julie.ily.thi@gmail.com</text:a> <text:s text:c="33"/>Thibaud</text:p>
      <text:p text:style-name="P1"><text:a xlink:type="simple" xlink:href="mailto:pascal.perrin@cnhind.com" text:style-name="Internet_20_link" text:visited-style-name="Visited_20_Internet_20_Link">pascal.perrin@cnhind.com</text:a> ?</text:p>
      <text:p text:style-name="Standard"><text:a xlink:type="simple" xlink:href="mailto:berenice.deneux@gmail.com" text:style-name="Internet_20_link" text:visited-style-name="Visited_20_Internet_20_Link">berenice.deneux@gmail.com</text:a> <text:s text:c="27"/>Roxane</text:p>
      <text:p text:style-name="Standard"><text:a xlink:type="simple" xlink:href="mailto:virginie.tisserand@sfr.fr" text:style-name="Internet_20_link" text:visited-style-name="Visited_20_Internet_20_Link">virginie.tisserand@sfr.fr</text:a> <text:s text:c="34"/>Ilyess</text:p>
      <text:p text:style-name="Standard"><text:a xlink:type="simple" xlink:href="mailto:magalie3100@hotmail.fr" text:style-name="Internet_20_link" text:visited-style-name="Visited_20_Internet_20_Link">magalie3100@hotmail.fr</text:a> <text:s text:c="36"/>Evan</text:p>
      <text:p text:style-name="P1"><text:a xlink:type="simple" xlink:href="mailto:heho1@live.fr" text:style-name="Internet_20_link" text:visited-style-name="Visited_20_Internet_20_Link">heho1@live.fr</text:a>  <text:s text:c="50"/>?</text:p>
      <text:p text:style-name="Standard"><text:a xlink:type="simple" xlink:href="mailto:olivier.guerre@gmail.com" text:style-name="Internet_20_link" text:visited-style-name="Visited_20_Internet_20_Link">olivier.guerre@gmail.com</text:a> <text:s text:c="33"/>Léa</text:p>
      <text:p text:style-name="Standard"><text:a xlink:type="simple" xlink:href="mailto:n.debry@laposte.net" text:style-name="Internet_20_link" text:visited-style-name="Visited_20_Internet_20_Link">n.debry@laposte.net</text:a> <text:s text:c="41"/>JB</text:p>
      <text:p text:style-name="Standard"><text:a xlink:type="simple" xlink:href="mailto:aprenveille@yahoo.fr" text:style-name="Internet_20_link" text:visited-style-name="Visited_20_Internet_20_Link">aprenveille@yahoo.fr</text:a> <text:s text:c="39"/>Stanley</text:p>
      <text:p text:style-name="Standard"><text:a xlink:type="simple" xlink:href="mailto:s.gatti@orange.fr" text:style-name="Internet_20_link" text:visited-style-name="Visited_20_Internet_20_Link">s.gatti@orange.fr</text:a> <text:s text:c="47"/>Marion</text:p>
      <text:p text:style-name="Standard"><text:a xlink:type="simple" xlink:href="mailto:laurenceelvis@sfr.fr" text:style-name="Internet_20_link" text:visited-style-name="Visited_20_Internet_20_Link">laurenceelvis@sfr.fr</text:a> <text:s text:c="41"/>Marion</text:p>
      <text:p text:style-name="Standard"><text:a xlink:type="simple" xlink:href="mailto:elodie.houchot@orange.fr" text:style-name="Internet_20_link" text:visited-style-name="Visited_20_Internet_20_Link">elodie.houchot@orange.fr</text:a> <text:s text:c="33"/>Agathe</text:p>
      <text:p text:style-name="Standard"><text:a xlink:type="simple" xlink:href="mailto:detronchetjeanyves@yahoo.fr" text:style-name="Internet_20_link" text:visited-style-name="Visited_20_Internet_20_Link">detronchetjeanyves@yahoo.fr</text:a> <text:s text:c="26"/>Agathe</text:p>
      <text:p text:style-name="Standard"><text:a xlink:type="simple" xlink:href="mailto:perrin_sylvie2@bbox.fr" text:style-name="Internet_20_link" text:visited-style-name="Visited_20_Internet_20_Link">perrin_sylvie2@bbox.fr</text:a> <text:s text:c="35"/>Lilou</text:p>
      <text:p text:style-name="Standard"/>
      <text:p text:style-name="Standard"/>
      <text:p text:style-name="Standard">Melyna ???? manque adresse</text:p>
      <text:p text:style-name="Standard">Camille manque adresse</text:p>
      <text:p text:style-name="Standard">Mathéo à impri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2-19T16:44:21.70</meta:creation-date>
    <dc:date>2019-01-31T19:49:57.70</dc:date>
    <dc:creator>Sabrina Agnellini</dc:creator>
    <meta:editing-duration>PT1H48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26" meta:word-count="57" meta:character-count="1394"/>
  </office:meta>
</office:document-meta>
</file>